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0.298cm" style:rel-column-width="39696*"/>
    </style:style>
    <style:style style:name="Tabelle2.B" style:family="table-column">
      <style:table-column-properties style:column-width="6.703cm" style:rel-column-width="25839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3" style:family="table">
      <style:table-properties style:width="6.505cm" table:align="left"/>
    </style:style>
    <style:style style:name="Tabelle3.A" style:family="table-column">
      <style:table-column-properties style:column-width="2.69cm"/>
    </style:style>
    <style:style style:name="Tabelle3.B" style:family="table-column">
      <style:table-column-properties style:column-width="3.815cm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8.71cm" table:align="left"/>
    </style:style>
    <style:style style:name="Tabelle4.A" style:family="table-column">
      <style:table-column-properties style:column-width="2.69cm"/>
    </style:style>
    <style:style style:name="Tabelle4.B" style:family="table-column">
      <style:table-column-properties style:column-width="3.815cm"/>
    </style:style>
    <style:style style:name="Tabelle4.C" style:family="table-column">
      <style:table-column-properties style:column-width="2.205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505cm" table:align="left"/>
    </style:style>
    <style:style style:name="Tabelle5.A" style:family="table-column">
      <style:table-column-properties style:column-width="2.69cm"/>
    </style:style>
    <style:style style:name="Tabelle5.B" style:family="table-column">
      <style:table-column-properties style:column-width="3.815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6.306cm" table:align="left"/>
    </style:style>
    <style:style style:name="Tabelle6.A" style:family="table-column">
      <style:table-column-properties style:column-width="3.096cm"/>
    </style:style>
    <style:style style:name="Tabelle6.B" style:family="table-column">
      <style:table-column-properties style:column-width="3.21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5" style:family="table-cell">
      <style:table-cell-properties fo:padding="0.097cm" fo:border-left="0.05pt solid #000000" fo:border-right="none" fo:border-top="none" fo:border-bottom="0.05pt solid #000000"/>
    </style:style>
    <style:style style:name="Tabel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10.298cm" style:rel-column-width="39696*"/>
    </style:style>
    <style:style style:name="Tabelle1.B" style:family="table-column">
      <style:table-column-properties style:column-width="6.703cm" style:rel-column-width="25839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7" style:family="table">
      <style:table-properties style:width="6.505cm" table:align="left"/>
    </style:style>
    <style:style style:name="Tabelle7.A" style:family="table-column">
      <style:table-column-properties style:column-width="2.69cm"/>
    </style:style>
    <style:style style:name="Tabelle7.B" style:family="table-column">
      <style:table-column-properties style:column-width="3.815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6.491cm" table:align="left"/>
    </style:style>
    <style:style style:name="Tabelle8.A" style:family="table-column">
      <style:table-column-properties style:column-width="2.69cm"/>
    </style:style>
    <style:style style:name="Tabelle8.B" style:family="table-column">
      <style:table-column-properties style:column-width="3.801cm"/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B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4" style:family="table-cell">
      <style:table-cell-properties fo:padding="0.097cm" fo:border-left="0.05pt solid #000000" fo:border-right="none" fo:border-top="none" fo:border-bottom="0.05pt solid #000000"/>
    </style:style>
    <style:style style:name="Tabel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6.505cm" table:align="left"/>
    </style:style>
    <style:style style:name="Tabelle9.A" style:family="table-column">
      <style:table-column-properties style:column-width="2.69cm"/>
    </style:style>
    <style:style style:name="Tabelle9.B" style:family="table-column">
      <style:table-column-properties style:column-width="3.815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B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3" style:family="table-cell">
      <style:table-cell-properties fo:padding="0.097cm" fo:border-left="0.05pt solid #000000" fo:border-right="none" fo:border-top="none" fo:border-bottom="0.05pt solid #000000"/>
    </style:style>
    <style:style style:name="Tabel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6.306cm" table:align="left"/>
    </style:style>
    <style:style style:name="Tabelle10.A" style:family="table-column">
      <style:table-column-properties style:column-width="3.096cm"/>
    </style:style>
    <style:style style:name="Tabelle10.B" style:family="table-column">
      <style:table-column-properties style:column-width="3.21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B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5" style:family="table-cell">
      <style:table-cell-properties fo:padding="0.097cm" fo:border-left="0.05pt solid #000000" fo:border-right="none" fo:border-top="none" fo:border-bottom="0.05pt solid #000000"/>
    </style:style>
    <style:style style:name="Tabel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e11.A" style:family="table-column">
      <style:table-column-properties style:column-width="10.298cm" style:rel-column-width="39696*"/>
    </style:style>
    <style:style style:name="Tabelle11.B" style:family="table-column">
      <style:table-column-properties style:column-width="6.703cm" style:rel-column-width="25839*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2" style:family="table">
      <style:table-properties style:width="6.505cm" table:align="left"/>
    </style:style>
    <style:style style:name="Tabelle12.A" style:family="table-column">
      <style:table-column-properties style:column-width="2.69cm"/>
    </style:style>
    <style:style style:name="Tabelle12.B" style:family="table-column">
      <style:table-column-properties style:column-width="3.815cm"/>
    </style:style>
    <style:style style:name="Tabel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B1" style:family="table-cell">
      <style:table-cell-properties fo:background-color="#cccccc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A3" style:family="table-cell">
      <style:table-cell-properties fo:padding="0.097cm" fo:border-left="0.05pt solid #000000" fo:border-right="none" fo:border-top="none" fo:border-bottom="0.05pt solid #000000"/>
    </style:style>
    <style:style style:name="Tabel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6.491cm" table:align="left"/>
    </style:style>
    <style:style style:name="Tabelle13.A" style:family="table-column">
      <style:table-column-properties style:column-width="2.69cm"/>
    </style:style>
    <style:style style:name="Tabelle13.B" style:family="table-column">
      <style:table-column-properties style:column-width="3.801cm"/>
    </style:style>
    <style:style style:name="Tabel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B1" style:family="table-cell">
      <style:table-cell-properties fo:background-color="#cccccc" fo:padding="0.097cm" fo:border="0.05pt solid #000000">
        <style:background-image/>
      </style:table-cell-properties>
    </style:style>
    <style:style style:name="Tabelle1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.A3" style:family="table-cell">
      <style:table-cell-properties fo:padding="0.097cm" fo:border-left="0.05pt solid #000000" fo:border-right="none" fo:border-top="none" fo:border-bottom="0.05pt solid #000000"/>
    </style:style>
    <style:style style:name="Tabel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.A4" style:family="table-cell">
      <style:table-cell-properties fo:padding="0.097cm" fo:border-left="0.05pt solid #000000" fo:border-right="none" fo:border-top="none" fo:border-bottom="0.05pt solid #000000"/>
    </style:style>
    <style:style style:name="Tabel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6.505cm" table:align="left"/>
    </style:style>
    <style:style style:name="Tabelle14.A" style:family="table-column">
      <style:table-column-properties style:column-width="2.69cm"/>
    </style:style>
    <style:style style:name="Tabelle14.B" style:family="table-column">
      <style:table-column-properties style:column-width="3.815cm"/>
    </style:style>
    <style:style style:name="Tabel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4.B1" style:family="table-cell">
      <style:table-cell-properties fo:background-color="#cccccc" fo:padding="0.097cm" fo:border="0.05pt solid #000000">
        <style:background-image/>
      </style:table-cell-properties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.A3" style:family="table-cell">
      <style:table-cell-properties fo:padding="0.097cm" fo:border-left="0.05pt solid #000000" fo:border-right="none" fo:border-top="none" fo:border-bottom="0.05pt solid #000000"/>
    </style:style>
    <style:style style:name="Tabel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460f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0d460f" officeooo:paragraph-rsid="000d460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6pt" officeooo:rsid="0037702f" officeooo:paragraph-rsid="000d460f" style:font-size-asian="16pt" style:font-size-complex="16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6pt" officeooo:rsid="0037702f" officeooo:paragraph-rsid="000dda11" style:font-size-asian="16pt" style:font-size-complex="16pt"/>
    </style:style>
    <style:style style:name="P7" style:family="paragraph" style:parent-style-name="Standard">
      <style:paragraph-properties fo:margin-top="0.199cm" fo:margin-bottom="0cm" loext:contextual-spacing="false" fo:text-align="start" style:justify-single-word="false"/>
      <style:text-properties style:font-name="Arial" fo:font-size="16pt" officeooo:rsid="0037702f" officeooo:paragraph-rsid="000dda11" style:font-size-asian="16pt" style:font-size-complex="16pt"/>
    </style:style>
    <style:style style:name="P8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Arial" fo:font-size="16pt" officeooo:rsid="0037702f" officeooo:paragraph-rsid="000dda11" style:font-size-asian="16pt" style:font-size-complex="16pt"/>
    </style:style>
    <style:style style:name="P9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Arial" fo:font-size="16pt" fo:font-weight="bold" officeooo:rsid="000d460f" officeooo:paragraph-rsid="000dda11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41e191" officeooo:paragraph-rsid="000d460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officeooo:rsid="0041e191" officeooo:paragraph-rsid="000d460f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d4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0d460f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20pt" style:text-underline-style="solid" style:text-underline-width="auto" style:text-underline-color="font-color" officeooo:rsid="0041e191" officeooo:paragraph-rsid="000d460f" style:font-size-asian="20pt" style:font-size-complex="2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20pt" style:text-underline-style="solid" style:text-underline-width="auto" style:text-underline-color="font-color" officeooo:rsid="000d460f" officeooo:paragraph-rsid="000d460f" style:font-size-asian="20pt" style:font-size-complex="2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20pt" officeooo:rsid="0041e191" officeooo:paragraph-rsid="000d460f" style:font-size-asian="20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20pt" officeooo:rsid="000cff92" officeooo:paragraph-rsid="000d460f" style:font-size-asian="20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20pt" officeooo:rsid="0058df4d" officeooo:paragraph-rsid="000d460f" style:font-size-asian="20pt" style:font-size-complex="2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20pt" officeooo:rsid="000d460f" officeooo:paragraph-rsid="000d460f" style:font-size-asian="20pt" style:font-size-complex="2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20pt" fo:font-weight="bold" officeooo:rsid="0041e191" officeooo:paragraph-rsid="000d460f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cf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e0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41e191" officeooo:paragraph-rsid="000cff92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41e191" officeooo:paragraph-rsid="000e0d95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0e0d95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20pt" style:text-underline-style="solid" style:text-underline-width="auto" style:text-underline-color="font-color" officeooo:rsid="0041e191" officeooo:paragraph-rsid="000cff92" style:font-size-asian="20pt" style:font-size-complex="2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20pt" style:text-underline-style="solid" style:text-underline-width="auto" style:text-underline-color="font-color" officeooo:rsid="0041e191" officeooo:paragraph-rsid="000e0d95" style:font-size-asian="20pt" style:font-size-complex="2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20pt" style:text-underline-style="solid" style:text-underline-width="auto" style:text-underline-color="font-color" officeooo:rsid="000d460f" officeooo:paragraph-rsid="000e0d95" style:font-size-asian="20pt" style:font-size-complex="2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20pt" officeooo:rsid="0041e191" officeooo:paragraph-rsid="000cff92" style:font-size-asian="20pt" style:font-size-complex="2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20pt" officeooo:rsid="0041e191" officeooo:paragraph-rsid="000e0d95" style:font-size-asian="20pt" style:font-size-complex="2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20pt" officeooo:rsid="000cff92" officeooo:paragraph-rsid="000cff92" style:font-size-asian="20pt" style:font-size-complex="2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20pt" officeooo:rsid="000cff92" officeooo:paragraph-rsid="000e0d95" style:font-size-asian="20pt" style:font-size-complex="2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20pt" officeooo:rsid="0058df4d" officeooo:paragraph-rsid="000cff92" style:font-size-asian="20pt" style:font-size-complex="2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20pt" officeooo:rsid="0058df4d" officeooo:paragraph-rsid="000e0d95" style:font-size-asian="20pt" style:font-size-complex="2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20pt" officeooo:rsid="000d460f" officeooo:paragraph-rsid="000e0d95" style:font-size-asian="20pt" style:font-size-complex="2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20pt" fo:font-weight="bold" officeooo:rsid="0041e191" officeooo:paragraph-rsid="000cff92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20pt" fo:font-weight="bold" officeooo:rsid="0041e191" officeooo:paragraph-rsid="000e0d95" style:font-size-asian="20pt" style:font-weight-asian="bold" style:font-size-complex="2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cc00" style:font-name="Arial" fo:font-size="20pt" style:text-underline-style="solid" style:text-underline-width="auto" style:text-underline-color="font-color" officeooo:rsid="0041e191" officeooo:paragraph-rsid="000e0d95" style:font-size-asian="20pt" style:font-size-complex="20pt"/>
    </style:style>
    <style:style style:name="P41" style:family="paragraph" style:parent-style-name="Table_20_Contents">
      <style:paragraph-properties fo:text-align="start" style:justify-single-word="false"/>
      <style:text-properties fo:color="#00cc00" style:font-name="Arial" fo:font-size="20pt" style:text-underline-style="solid" style:text-underline-width="auto" style:text-underline-color="font-color" officeooo:rsid="000d460f" officeooo:paragraph-rsid="000e0d95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color="#00cc00" style:font-name="Arial" fo:font-size="20pt" officeooo:rsid="000cff92" officeooo:paragraph-rsid="000e0d95" style:font-size-asian="20pt" style:font-size-complex="20pt"/>
    </style:style>
    <style:style style:name="P43" style:family="paragraph" style:parent-style-name="Table_20_Contents">
      <style:paragraph-properties fo:text-align="start" style:justify-single-word="false"/>
      <style:text-properties fo:color="#00cc00" style:font-name="Arial" fo:font-size="20pt" officeooo:rsid="000d460f" officeooo:paragraph-rsid="000e0d95" style:font-size-asian="20pt" style:font-size-complex="20pt"/>
    </style:style>
    <style:style style:name="P44" style:family="paragraph" style:parent-style-name="Table_20_Contents">
      <style:paragraph-properties fo:text-align="start" style:justify-single-word="false"/>
      <style:text-properties fo:color="#00cc00" style:text-outline="false" style:text-line-through-style="none" style:text-line-through-type="none" style:font-name="Arial" fo:font-size="20pt" fo:font-style="normal" fo:text-shadow="none" style:text-underline-style="none" fo:font-weight="normal" officeooo:rsid="0041e191" officeooo:paragraph-rsid="000e0d95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cc00" style:text-outline="false" style:text-line-through-style="none" style:text-line-through-type="none" style:font-name="Arial" fo:font-size="20pt" fo:font-style="normal" fo:text-shadow="none" style:text-underline-style="none" fo:font-weight="bold" officeooo:rsid="0041e191" officeooo:paragraph-rsid="000e0d95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3333" style:font-name="Arial" fo:font-size="20pt" officeooo:rsid="000d460f" officeooo:paragraph-rsid="000d460f" style:font-size-asian="20pt" style:font-size-complex="20pt"/>
    </style:style>
    <style:style style:name="P47" style:family="paragraph" style:parent-style-name="Standard">
      <style:text-properties style:font-name="Arial" fo:font-size="12pt" style:font-size-asian="12pt" style:font-size-complex="12pt"/>
    </style:style>
    <style:style style:name="P48" style:family="paragraph" style:parent-style-name="Standard">
      <style:text-properties style:font-name="Arial" fo:font-size="12pt" officeooo:rsid="000d460f" style:font-size-asian="12pt" style:font-size-complex="12pt"/>
    </style:style>
    <style:style style:name="P49" style:family="paragraph" style:parent-style-name="Standard">
      <style:text-properties style:font-name="Arial" fo:font-size="12pt" officeooo:paragraph-rsid="000e0d95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weight="normal" officeooo:rsid="000d460f" officeooo:paragraph-rsid="000e0d95" style:font-size-asian="12pt" style:font-weight-asian="normal" style:font-size-complex="12pt" style:font-weight-complex="normal"/>
    </style:style>
    <style:style style:name="P51" style:family="paragraph" style:parent-style-name="Standard">
      <style:text-properties officeooo:paragraph-rsid="000e0d95"/>
    </style:style>
    <style:style style:name="P52" style:family="paragraph" style:parent-style-name="Standard">
      <style:paragraph-properties fo:text-align="start" style:justify-single-word="false"/>
      <style:text-properties fo:color="#00cc00" style:font-name="Arial" fo:font-size="12pt" fo:font-weight="normal" officeooo:rsid="000d460f" officeooo:paragraph-rsid="000e0d95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break-before="page"/>
      <style:text-properties officeooo:paragraph-rsid="000e0d95"/>
    </style:style>
    <style:style style:name="T1" style:family="text">
      <style:text-properties officeooo:rsid="000cff92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41e191" style:font-size-asian="20pt" style:font-weight-asian="bold" style:font-size-complex="20pt" style:font-weight-complex="bold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5" style:family="text">
      <style:text-properties officeooo:rsid="000d460f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27"><text:span text:style-name="T4"><text:s/></text:span><text:span text:style-name="T3">Student</text:span></text:p>
            <table:table table:name="Tabelle12" table:style-name="Tabelle12">
              <table:table-column table:style-name="Tabelle12.A"/>
              <table:table-column table:style-name="Tabelle12.B"/>
              <table:table-row>
                <table:table-cell table:style-name="Tabelle12.A1" office:value-type="string">
                  <text:p text:style-name="P29">MatrNr</text:p>
                </table:table-cell>
                <table:table-cell table:style-name="Tabelle12.B1" office:value-type="string">
                  <text:p text:style-name="P32">Name</text:p>
                </table:table-cell>
              </table:table-row>
              <table:table-row>
                <table:table-cell table:style-name="Tabelle12.A2" office:value-type="string">
                  <text:p text:style-name="P34">M1</text:p>
                </table:table-cell>
                <table:table-cell table:style-name="Tabelle12.B2" office:value-type="string">
                  <text:p text:style-name="P36">Schmitz</text:p>
                </table:table-cell>
              </table:table-row>
              <table:table-row>
                <table:table-cell table:style-name="Tabelle12.A3" office:value-type="string">
                  <text:p text:style-name="P34">M2</text:p>
                </table:table-cell>
                <table:table-cell table:style-name="Tabelle12.B3" office:value-type="string">
                  <text:p text:style-name="P32">Müller</text:p>
                </table:table-cell>
              </table:table-row>
            </table:table>
            <text:p text:style-name="P24"/>
            <text:p text:style-name="P39">Kurs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9">KursNr</text:p>
                </table:table-cell>
                <table:table-cell table:style-name="Tabelle13.B1" office:value-type="string">
                  <text:p text:style-name="P32">Titel</text:p>
                </table:table-cell>
              </table:table-row>
              <table:table-row>
                <table:table-cell table:style-name="Tabelle13.A2" office:value-type="string">
                  <text:p text:style-name="P32">K1</text:p>
                </table:table-cell>
                <table:table-cell table:style-name="Tabelle13.B2" office:value-type="string">
                  <text:p text:style-name="P32">Java</text:p>
                </table:table-cell>
              </table:table-row>
              <table:table-row>
                <table:table-cell table:style-name="Tabelle13.A3" office:value-type="string">
                  <text:p text:style-name="P32">K<text:span text:style-name="T1">2</text:span></text:p>
                </table:table-cell>
                <table:table-cell table:style-name="Tabelle13.B3" office:value-type="string">
                  <text:p text:style-name="P34">Rekursion</text:p>
                </table:table-cell>
              </table:table-row>
              <table:table-row>
                <table:table-cell table:style-name="Tabelle13.A4" office:value-type="string">
                  <text:p text:style-name="P32">K3</text:p>
                </table:table-cell>
                <table:table-cell table:style-name="Tabelle13.B4" office:value-type="string">
                  <text:p text:style-name="P32">Datenbank</text:p>
                </table:table-cell>
              </table:table-row>
            </table:table>
            <text:p text:style-name="P32"/>
            <text:p text:style-name="P39">Dozent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9">PersNr</text:p>
                </table:table-cell>
                <table:table-cell table:style-name="Tabelle14.B1" office:value-type="string">
                  <text:p text:style-name="P32">Name</text:p>
                </table:table-cell>
              </table:table-row>
              <table:table-row>
                <table:table-cell table:style-name="Tabelle14.A2" office:value-type="string">
                  <text:p text:style-name="P34">P1</text:p>
                </table:table-cell>
                <table:table-cell table:style-name="Tabelle14.B2" office:value-type="string">
                  <text:p text:style-name="P32">Wirth</text:p>
                </table:table-cell>
              </table:table-row>
              <table:table-row>
                <table:table-cell table:style-name="Tabelle14.A3" office:value-type="string">
                  <text:p text:style-name="P34">P2</text:p>
                </table:table-cell>
                <table:table-cell table:style-name="Tabelle14.B3" office:value-type="string">
                  <text:p text:style-name="P32">Knuth</text:p>
                </table:table-cell>
              </table:table-row>
            </table:table>
            <text:p text:style-name="P22"/>
          </table:table-cell>
          <table:table-cell table:style-name="Tabelle11.A1" office:value-type="string">
            <text:p text:style-name="P50"><text:span text:style-name="T3"/></text:p>
          </table:table-cell>
        </table:table-row>
      </table:table>
      <text:p text:style-name="P5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7"><text:span text:style-name="T4"><text:s/></text:span><text:span text:style-name="T3">Student</text:span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29">MatrNr</text:p>
                </table:table-cell>
                <table:table-cell table:style-name="Tabelle7.B1" office:value-type="string">
                  <text:p text:style-name="P32">Name</text:p>
                </table:table-cell>
              </table:table-row>
              <table:table-row>
                <table:table-cell table:style-name="Tabelle7.A2" office:value-type="string">
                  <text:p text:style-name="P34">M1</text:p>
                </table:table-cell>
                <table:table-cell table:style-name="Tabelle7.B2" office:value-type="string">
                  <text:p text:style-name="P36">Schmitz</text:p>
                </table:table-cell>
              </table:table-row>
              <table:table-row>
                <table:table-cell table:style-name="Tabelle7.A3" office:value-type="string">
                  <text:p text:style-name="P34">M2</text:p>
                </table:table-cell>
                <table:table-cell table:style-name="Tabelle7.B3" office:value-type="string">
                  <text:p text:style-name="P32">Müller</text:p>
                </table:table-cell>
              </table:table-row>
            </table:table>
            <text:p text:style-name="P24"/>
            <text:p text:style-name="P39">Kurs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9">KursNr</text:p>
                </table:table-cell>
                <table:table-cell table:style-name="Tabelle8.B1" office:value-type="string">
                  <text:p text:style-name="P32">Titel</text:p>
                </table:table-cell>
              </table:table-row>
              <table:table-row>
                <table:table-cell table:style-name="Tabelle8.A2" office:value-type="string">
                  <text:p text:style-name="P32">K1</text:p>
                </table:table-cell>
                <table:table-cell table:style-name="Tabelle8.B2" office:value-type="string">
                  <text:p text:style-name="P32">Java</text:p>
                </table:table-cell>
              </table:table-row>
              <table:table-row>
                <table:table-cell table:style-name="Tabelle8.A3" office:value-type="string">
                  <text:p text:style-name="P32">K<text:span text:style-name="T1">2</text:span></text:p>
                </table:table-cell>
                <table:table-cell table:style-name="Tabelle8.B3" office:value-type="string">
                  <text:p text:style-name="P34">Rekursion</text:p>
                </table:table-cell>
              </table:table-row>
              <table:table-row>
                <table:table-cell table:style-name="Tabelle8.A4" office:value-type="string">
                  <text:p text:style-name="P32">K3</text:p>
                </table:table-cell>
                <table:table-cell table:style-name="Tabelle8.B4" office:value-type="string">
                  <text:p text:style-name="P32">Datenbank</text:p>
                </table:table-cell>
              </table:table-row>
            </table:table>
            <text:p text:style-name="P32"/>
            <text:p text:style-name="P39">Dozent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29">PersNr</text:p>
                </table:table-cell>
                <table:table-cell table:style-name="Tabelle9.B1" office:value-type="string">
                  <text:p text:style-name="P32">Name</text:p>
                </table:table-cell>
              </table:table-row>
              <table:table-row>
                <table:table-cell table:style-name="Tabelle9.A2" office:value-type="string">
                  <text:p text:style-name="P34">P1</text:p>
                </table:table-cell>
                <table:table-cell table:style-name="Tabelle9.B2" office:value-type="string">
                  <text:p text:style-name="P32">Wirth</text:p>
                </table:table-cell>
              </table:table-row>
              <table:table-row>
                <table:table-cell table:style-name="Tabelle9.A3" office:value-type="string">
                  <text:p text:style-name="P34">P2</text:p>
                </table:table-cell>
                <table:table-cell table:style-name="Tabelle9.B3" office:value-type="string">
                  <text:p text:style-name="P32">Knuth</text:p>
                </table:table-cell>
              </table:table-row>
            </table:table>
            <text:p text:style-name="P22"/>
          </table:table-cell>
          <table:table-cell table:style-name="Tabelle1.A1" office:value-type="string">
            <text:p text:style-name="P52"><text:span text:style-name="T3">b</text:span><text:span text:style-name="T2">esucht</text:span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40">MatrNr</text:p>
                </table:table-cell>
                <table:table-cell table:style-name="Tabelle10.B1" office:value-type="string">
                  <text:p text:style-name="P41">KursNr</text:p>
                </table:table-cell>
              </table:table-row>
              <table:table-row>
                <table:table-cell table:style-name="Tabelle10.A2" office:value-type="string">
                  <text:p text:style-name="P42">M1</text:p>
                </table:table-cell>
                <table:table-cell table:style-name="Tabelle10.B2" office:value-type="string">
                  <text:p text:style-name="P43">K1</text:p>
                </table:table-cell>
              </table:table-row>
              <table:table-row>
                <table:table-cell table:style-name="Tabelle10.A5" office:value-type="string">
                  <text:p text:style-name="P42">M<text:span text:style-name="T5">1</text:span></text:p>
                </table:table-cell>
                <table:table-cell table:style-name="Tabelle10.B5" office:value-type="string">
                  <text:p text:style-name="P43">K3</text:p>
                </table:table-cell>
              </table:table-row>
              <table:table-row>
                <table:table-cell table:style-name="Tabelle10.A5" office:value-type="string">
                  <text:p text:style-name="P43">M2</text:p>
                </table:table-cell>
                <table:table-cell table:style-name="Tabelle10.B5" office:value-type="string">
                  <text:p text:style-name="P43">K2</text:p>
                </table:table-cell>
              </table:table-row>
              <table:table-row>
                <table:table-cell table:style-name="Tabelle10.A5" office:value-type="string">
                  <text:p text:style-name="P43">M2</text:p>
                </table:table-cell>
                <table:table-cell table:style-name="Tabelle10.B5" office:value-type="string">
                  <text:p text:style-name="P43">K3</text:p>
                </table:table-cell>
              </table:table-row>
            </table:table>
            <text:p text:style-name="P44"/>
            <text:p text:style-name="P45"/>
          </table:table-cell>
        </table:table-row>
      </table:table>
      <text:p text:style-name="P49"/>
      <text:p text:style-name="P49"/>
      <text:p text:style-name="P49">Schmitz besucht Java und Datenbanken, Müller besucht Datenbanken und Rekursion</text:p>
      <text:p text:style-name="P47">Knuth leitet Java und Rekursion, Wirth leitet Datenbanken</text:p>
      <text:p text:style-name="P48"/>
      <text:p text:style-name="P5"/>
      <text:p text:style-name="P3"/>
      <text:p text:style-name="P4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3"><text:span text:style-name="T4"><text:s/></text:span><text:span text:style-name="T3">Student</text:span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4">MatrNr</text:p>
                </table:table-cell>
                <table:table-cell table:style-name="Tabelle3.B1" office:value-type="string">
                  <text:p text:style-name="P16">Name</text:p>
                </table:table-cell>
              </table:table-row>
              <table:table-row>
                <table:table-cell table:style-name="Tabelle3.A2" office:value-type="string">
                  <text:p text:style-name="P17">M1</text:p>
                </table:table-cell>
                <table:table-cell table:style-name="Tabelle3.B2" office:value-type="string">
                  <text:p text:style-name="P18">Schmitz</text:p>
                </table:table-cell>
              </table:table-row>
              <table:table-row>
                <table:table-cell table:style-name="Tabelle3.A3" office:value-type="string">
                  <text:p text:style-name="P17">M2</text:p>
                </table:table-cell>
                <table:table-cell table:style-name="Tabelle3.B3" office:value-type="string">
                  <text:p text:style-name="P16">Müller</text:p>
                </table:table-cell>
              </table:table-row>
            </table:table>
            <text:p text:style-name="P10"/>
            <text:p text:style-name="P20">Kurs</text:p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office:value-type="string">
                  <text:p text:style-name="P14">KursNr</text:p>
                </table:table-cell>
                <table:table-cell table:style-name="Tabelle4.A1" office:value-type="string">
                  <text:p text:style-name="P16">Titel</text:p>
                </table:table-cell>
                <table:table-cell table:style-name="Tabelle4.C1" office:value-type="string">
                  <text:p text:style-name="P46">leitet</text:p>
                </table:table-cell>
              </table:table-row>
              <table:table-row>
                <table:table-cell table:style-name="Tabelle4.A2" office:value-type="string">
                  <text:p text:style-name="P16">K1</text:p>
                </table:table-cell>
                <table:table-cell table:style-name="Tabelle4.A2" office:value-type="string">
                  <text:p text:style-name="P16">Java</text:p>
                </table:table-cell>
                <table:table-cell table:style-name="Tabelle4.C2" office:value-type="string">
                  <text:p text:style-name="P46">P1</text:p>
                </table:table-cell>
              </table:table-row>
              <table:table-row>
                <table:table-cell table:style-name="Tabelle4.A3" office:value-type="string">
                  <text:p text:style-name="P16">K<text:span text:style-name="T1">2</text:span></text:p>
                </table:table-cell>
                <table:table-cell table:style-name="Tabelle4.B3" office:value-type="string">
                  <text:p text:style-name="P17">Rekursion</text:p>
                </table:table-cell>
                <table:table-cell table:style-name="Tabelle4.C3" office:value-type="string">
                  <text:p text:style-name="P46">P1</text:p>
                </table:table-cell>
              </table:table-row>
              <table:table-row>
                <table:table-cell table:style-name="Tabelle4.A4" office:value-type="string">
                  <text:p text:style-name="P16">K3</text:p>
                </table:table-cell>
                <table:table-cell table:style-name="Tabelle4.B4" office:value-type="string">
                  <text:p text:style-name="P16">Datenbank</text:p>
                </table:table-cell>
                <table:table-cell table:style-name="Tabelle4.C4" office:value-type="string">
                  <text:p text:style-name="P46">P2</text:p>
                </table:table-cell>
              </table:table-row>
            </table:table>
            <text:p text:style-name="P16"/>
            <text:p text:style-name="P20">Dozent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14">PersNr</text:p>
                </table:table-cell>
                <table:table-cell table:style-name="Tabelle5.B1" office:value-type="string">
                  <text:p text:style-name="P16">Name</text:p>
                </table:table-cell>
              </table:table-row>
              <table:table-row>
                <table:table-cell table:style-name="Tabelle5.A2" office:value-type="string">
                  <text:p text:style-name="P17">P1</text:p>
                </table:table-cell>
                <table:table-cell table:style-name="Tabelle5.B2" office:value-type="string">
                  <text:p text:style-name="P16">Wirth</text:p>
                </table:table-cell>
              </table:table-row>
              <table:table-row>
                <table:table-cell table:style-name="Tabelle5.A3" office:value-type="string">
                  <text:p text:style-name="P17">P2</text:p>
                </table:table-cell>
                <table:table-cell table:style-name="Tabelle5.B3" office:value-type="string">
                  <text:p text:style-name="P16">Knuth</text:p>
                </table:table-cell>
              </table:table-row>
            </table:table>
            <text:p text:style-name="P12"/>
          </table:table-cell>
          <table:table-cell table:style-name="Tabelle2.A1" office:value-type="string">
            <text:p text:style-name="P2"><text:span text:style-name="T3">b</text:span><text:span text:style-name="T2">esucht</text:span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14">MatrNr</text:p>
                </table:table-cell>
                <table:table-cell table:style-name="Tabelle6.B1" office:value-type="string">
                  <text:p text:style-name="P15">KursNr</text:p>
                </table:table-cell>
              </table:table-row>
              <table:table-row>
                <table:table-cell table:style-name="Tabelle6.A2" office:value-type="string">
                  <text:p text:style-name="P17">M1</text:p>
                </table:table-cell>
                <table:table-cell table:style-name="Tabelle6.B2" office:value-type="string">
                  <text:p text:style-name="P19">K1</text:p>
                </table:table-cell>
              </table:table-row>
              <table:table-row>
                <table:table-cell table:style-name="Tabelle6.A5" office:value-type="string">
                  <text:p text:style-name="P17">M<text:span text:style-name="T5">1</text:span></text:p>
                </table:table-cell>
                <table:table-cell table:style-name="Tabelle6.B5" office:value-type="string">
                  <text:p text:style-name="P19">K3</text:p>
                </table:table-cell>
              </table:table-row>
              <table:table-row>
                <table:table-cell table:style-name="Tabelle6.A5" office:value-type="string">
                  <text:p text:style-name="P19">M2</text:p>
                </table:table-cell>
                <table:table-cell table:style-name="Tabelle6.B5" office:value-type="string">
                  <text:p text:style-name="P19">K2</text:p>
                </table:table-cell>
              </table:table-row>
              <table:table-row>
                <table:table-cell table:style-name="Tabelle6.A5" office:value-type="string">
                  <text:p text:style-name="P19">M2</text:p>
                </table:table-cell>
                <table:table-cell table:style-name="Tabelle6.B5" office:value-type="string">
                  <text:p text:style-name="P19">K3</text:p>
                </table:table-cell>
              </table:table-row>
            </table:table>
            <text:p text:style-name="P10"/>
            <text:p text:style-name="P11"/>
          </table:table-cell>
        </table:table-row>
      </table:table>
      <text:p text:style-name="P1"/>
      <text:p text:style-name="P1"/>
      <text:p text:style-name="P6"/>
      <text:p text:style-name="P9">Datenbankschema</text:p>
      <text:p text:style-name="P7">Student (<text:span text:style-name="T6">MatrNr</text:span>, Name)</text:p>
      <text:p text:style-name="P8">Kurs (<text:span text:style-name="T6">KursNr</text:span>, Titel, ↑PersNr)</text:p>
      <text:p text:style-name="P8">Dozent (<text:span text:style-name="T6">PersNr</text:span>, Name)</text:p>
      <text:p text:style-name="P8">besucht (↑<text:span text:style-name="T6">MatrNr</text:span>, ↑<text:span text:style-name="T6">KursNr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46:34.960000000</meta:creation-date>
    <dc:date>2021-07-09T14:37:33.543000000</dc:date>
    <meta:editing-duration>PT44M</meta:editing-duration>
    <meta:editing-cycles>2</meta:editing-cycles>
    <meta:generator>LibreOffice/6.2.5.2$Windows_X86_64 LibreOffice_project/1ec314fa52f458adc18c4f025c545a4e8b22c159</meta:generator>
    <meta:document-statistic meta:table-count="14" meta:image-count="0" meta:object-count="0" meta:page-count="3" meta:paragraph-count="102" meta:word-count="127" meta:character-count="654" meta:non-whitespace-character-count="626"/>
  </office:meta>
</office:document-meta>
</file>